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erif" style:font-name-asian="Liberation Serif" style:font-name-complex="Liberation Serif"/>
    </style:style>
    <style:style style:name="ce2" style:family="table-cell" style:parent-style-name="Default">
      <style:text-properties style:text-underline-style="none"/>
    </style:style>
    <style:style style:name="ce3" style:family="table-cell" style:parent-style-name="Defaul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10" table:default-cell-style-name="Default"/>
        <table:table-row table:style-name="ro1">
          <table:table-cell table:style-name="ce1" office:value-type="string" calcext:value-type="string">
            <text:p>I(A)</text:p>
          </table:table-cell>
          <table:table-cell office:value-type="string" calcext:value-type="string">
            <text:p>m (kg)</text:p>
          </table:table-cell>
          <table:table-cell office:value-type="string" calcext:value-type="string">
            <text:p>F (N)</text:p>
          </table:table-cell>
          <table:table-cell office:value-type="string" calcext:value-type="string">
            <text:p>L (m)</text:p>
          </table:table-cell>
          <table:table-cell office:value-type="string" calcext:value-type="string">
            <text:p>Circuito</text:p>
          </table:table-cell>
          <table:table-cell office:value-type="string" calcext:value-type="string">
            <text:p>m*Dg</text:p>
          </table:table-cell>
          <table:table-cell office:value-type="string" calcext:value-type="string">
            <text:p>g*Dm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F-DF</text:p>
          </table:table-cell>
          <table:table-cell office:value-type="string" calcext:value-type="string">
            <text:p>F+DF</text:p>
          </table:table-cell>
        </table:table-row>
        <table:table-row table:style-name="ro1">
          <table:table-cell office:value-type="float" office:value="1.5" calcext:value-type="float">
            <text:p>1,5</text:p>
          </table:table-cell>
          <table:table-cell table:formula="of:=160.27*0.001" office:value-type="float" office:value="0.16027" calcext:value-type="float">
            <text:p>0,16027</text:p>
          </table:table-cell>
          <table:table-cell table:formula="of:=[.B2]*9.7996413" office:value-type="float" office:value="1.570588511151" calcext:value-type="float">
            <text:p>1,570588511151</text:p>
          </table:table-cell>
          <table:table-cell table:formula="of:=0.78*0.01" office:value-type="float" office:value="0.0078" calcext:value-type="float">
            <text:p>0,0078</text:p>
          </table:table-cell>
          <table:table-cell office:value-type="string" calcext:value-type="string">
            <text:p>SF40</text:p>
          </table:table-cell>
          <table:table-cell table:formula="of:=[.B2]*0.0000001" office:value-type="float" office:value="0.000000016027" calcext:value-type="float">
            <text:p>0,000000016027</text:p>
          </table:table-cell>
          <table:table-cell table:formula="of:=0.00001*9.7996413" office:value-type="float" office:value="0.000097996413" calcext:value-type="float">
            <text:p>0,000097996413</text:p>
          </table:table-cell>
          <table:table-cell table:formula="of:=[.F2]+[.G2]" office:value-type="float" office:value="0.00009801244" calcext:value-type="float">
            <text:p>0,00009801244</text:p>
          </table:table-cell>
          <table:table-cell table:formula="of:=[.C2]-[.H2]" office:value-type="float" office:value="1.570490498711" calcext:value-type="float">
            <text:p>1,570490498711</text:p>
          </table:table-cell>
          <table:table-cell table:formula="of:=[.H2]+[.C2]" office:value-type="float" office:value="1.570686523591" calcext:value-type="float">
            <text:p>1,570686523591</text:p>
          </table:table-cell>
        </table:table-row>
        <table:table-row table:style-name="ro1">
          <table:table-cell office:value-type="float" office:value="1.5" calcext:value-type="float">
            <text:p>1,5</text:p>
          </table:table-cell>
          <table:table-cell table:formula="of:=160.11*0.001" office:value-type="float" office:value="0.16011" calcext:value-type="float">
            <text:p>0,16011</text:p>
          </table:table-cell>
          <table:table-cell table:formula="of:=[.B3]*9.7996413" office:value-type="float" office:value="1.569020568543" calcext:value-type="float">
            <text:p>1,569020568543</text:p>
          </table:table-cell>
          <table:table-cell table:formula="of:=2.01*0.01" office:value-type="float" office:value="0.0201" calcext:value-type="float">
            <text:p>0,0201</text:p>
          </table:table-cell>
          <table:table-cell office:value-type="string" calcext:value-type="string">
            <text:p>SF37</text:p>
          </table:table-cell>
          <table:table-cell table:formula="of:=[.B3]*0.0000001" office:value-type="float" office:value="0.000000016011" calcext:value-type="float">
            <text:p>0,000000016011</text:p>
          </table:table-cell>
          <table:table-cell table:formula="of:=0.00001*9.7996413" office:value-type="float" office:value="0.000097996413" calcext:value-type="float">
            <text:p>0,000097996413</text:p>
          </table:table-cell>
          <table:table-cell table:formula="of:=[.F3]+[.G3]" office:value-type="float" office:value="0.000098012424" calcext:value-type="float">
            <text:p>0,000098012424</text:p>
          </table:table-cell>
          <table:table-cell table:formula="of:=[.C3]-[.H3]" office:value-type="float" office:value="1.568922556119" calcext:value-type="float">
            <text:p>1,568922556119</text:p>
          </table:table-cell>
          <table:table-cell table:formula="of:=[.H3]+[.C3]" office:value-type="float" office:value="1.569118580967" calcext:value-type="float">
            <text:p>1,569118580967</text:p>
          </table:table-cell>
        </table:table-row>
        <table:table-row table:style-name="ro1">
          <table:table-cell office:value-type="float" office:value="1.5" calcext:value-type="float">
            <text:p>1,5</text:p>
          </table:table-cell>
          <table:table-cell table:formula="of:=160.03*0.001" office:value-type="float" office:value="0.16003" calcext:value-type="float">
            <text:p>0,16003</text:p>
          </table:table-cell>
          <table:table-cell table:formula="of:=[.B4]*9.7996413" office:value-type="float" office:value="1.568236597239" calcext:value-type="float">
            <text:p>1,568236597239</text:p>
          </table:table-cell>
          <table:table-cell table:formula="of:=2.7525*0.01" office:value-type="float" office:value="0.027525" calcext:value-type="float">
            <text:p>0,027525</text:p>
          </table:table-cell>
          <table:table-cell office:value-type="string" calcext:value-type="string">
            <text:p>SF39</text:p>
          </table:table-cell>
          <table:table-cell table:formula="of:=[.B4]*0.0000001" office:value-type="float" office:value="0.000000016003" calcext:value-type="float">
            <text:p>0,000000016003</text:p>
          </table:table-cell>
          <table:table-cell table:formula="of:=0.00001*9.7996413" office:value-type="float" office:value="0.000097996413" calcext:value-type="float">
            <text:p>0,000097996413</text:p>
          </table:table-cell>
          <table:table-cell table:formula="of:=[.F4]+[.G4]" office:value-type="float" office:value="0.000098012416" calcext:value-type="float">
            <text:p>0,000098012416</text:p>
          </table:table-cell>
          <table:table-cell table:formula="of:=[.C4]-[.H4]" office:value-type="float" office:value="1.568138584823" calcext:value-type="float">
            <text:p>1,568138584823</text:p>
          </table:table-cell>
          <table:table-cell table:formula="of:=[.H4]+[.C4]" office:value-type="float" office:value="1.568334609655" calcext:value-type="float">
            <text:p>1,568334609655</text:p>
          </table:table-cell>
        </table:table-row>
        <table:table-row table:style-name="ro1">
          <table:table-cell office:value-type="float" office:value="1.5" calcext:value-type="float">
            <text:p>1,5</text:p>
          </table:table-cell>
          <table:table-cell table:formula="of:=159.76*0.001" office:value-type="float" office:value="0.15976" calcext:value-type="float">
            <text:p>0,15976</text:p>
          </table:table-cell>
          <table:table-cell table:formula="of:=[.B5]*9.7996413" office:value-type="float" office:value="1.565590694088" calcext:value-type="float">
            <text:p>1,565590694088</text:p>
          </table:table-cell>
          <table:table-cell office:value-type="float" office:value="0.03" calcext:value-type="float">
            <text:p>0,03</text:p>
          </table:table-cell>
          <table:table-cell office:value-type="string" calcext:value-type="string">
            <text:p>SF38</text:p>
          </table:table-cell>
          <table:table-cell table:formula="of:=[.B5]*0.0000001" office:value-type="float" office:value="0.000000015976" calcext:value-type="float">
            <text:p>0,000000015976</text:p>
          </table:table-cell>
          <table:table-cell table:formula="of:=0.00001*9.7996413" office:value-type="float" office:value="0.000097996413" calcext:value-type="float">
            <text:p>0,000097996413</text:p>
          </table:table-cell>
          <table:table-cell table:formula="of:=[.F5]+[.G5]" office:value-type="float" office:value="0.000098012389" calcext:value-type="float">
            <text:p>0,000098012389</text:p>
          </table:table-cell>
          <table:table-cell table:formula="of:=[.C5]-[.H5]" office:value-type="float" office:value="1.565492681699" calcext:value-type="float">
            <text:p>1,565492681699</text:p>
          </table:table-cell>
          <table:table-cell table:formula="of:=[.H5]+[.C5]" office:value-type="float" office:value="1.565688706477" calcext:value-type="float">
            <text:p>1,565688706477</text:p>
          </table:table-cell>
        </table:table-row>
        <table:table-row table:style-name="ro1">
          <table:table-cell office:value-type="float" office:value="1.5" calcext:value-type="float">
            <text:p>1,5</text:p>
          </table:table-cell>
          <table:table-cell table:formula="of:=159.65*0.001" office:value-type="float" office:value="0.15965" calcext:value-type="float">
            <text:p>0,15965</text:p>
          </table:table-cell>
          <table:table-cell table:formula="of:=[.B6]*9.7996413" office:value-type="float" office:value="1.564512733545" calcext:value-type="float">
            <text:p>1,564512733545</text:p>
          </table:table-cell>
          <table:table-cell table:formula="of:=3.775*0.01" office:value-type="float" office:value="0.03775" calcext:value-type="float">
            <text:p>0,03775</text:p>
          </table:table-cell>
          <table:table-cell table:style-name="ce2" office:value-type="string" calcext:value-type="string">
            <text:p>SF41</text:p>
          </table:table-cell>
          <table:table-cell table:formula="of:=[.B6]*0.0000001" office:value-type="float" office:value="0.000000015965" calcext:value-type="float">
            <text:p>0,000000015965</text:p>
          </table:table-cell>
          <table:table-cell table:formula="of:=0.00001*9.7996413" office:value-type="float" office:value="0.000097996413" calcext:value-type="float">
            <text:p>0,000097996413</text:p>
          </table:table-cell>
          <table:table-cell table:formula="of:=[.F6]+[.G6]" office:value-type="float" office:value="0.000098012378" calcext:value-type="float">
            <text:p>0,000098012378</text:p>
          </table:table-cell>
          <table:table-cell table:formula="of:=[.C6]-[.H6]" office:value-type="float" office:value="1.564414721167" calcext:value-type="float">
            <text:p>1,564414721167</text:p>
          </table:table-cell>
          <table:table-cell table:formula="of:=[.H6]+[.C6]" office:value-type="float" office:value="1.564610745923" calcext:value-type="float">
            <text:p>1,564610745923</text:p>
          </table:table-cell>
        </table:table-row>
        <table:table-row table:style-name="ro1">
          <table:table-cell office:value-type="float" office:value="1.5" calcext:value-type="float">
            <text:p>1,5</text:p>
          </table:table-cell>
          <table:table-cell table:formula="of:=159.13*0.001" office:value-type="float" office:value="0.15913" calcext:value-type="float">
            <text:p>0,15913</text:p>
          </table:table-cell>
          <table:table-cell table:formula="of:=[.B7]*9.7996413" office:value-type="float" office:value="1.559416920069" calcext:value-type="float">
            <text:p>1,559416920069</text:p>
          </table:table-cell>
          <table:table-cell office:value-type="float" office:value="0.04" calcext:value-type="float">
            <text:p>0,04</text:p>
          </table:table-cell>
          <table:table-cell office:value-type="string" calcext:value-type="string">
            <text:p>SF42</text:p>
          </table:table-cell>
          <table:table-cell table:formula="of:=[.B7]*0.0000001" office:value-type="float" office:value="0.000000015913" calcext:value-type="float">
            <text:p>0,000000015913</text:p>
          </table:table-cell>
          <table:table-cell table:formula="of:=0.00001*9.7996413" office:value-type="float" office:value="0.000097996413" calcext:value-type="float">
            <text:p>0,000097996413</text:p>
          </table:table-cell>
          <table:table-cell table:formula="of:=[.F7]+[.G7]" office:value-type="float" office:value="0.000098012326" calcext:value-type="float">
            <text:p>0,000098012326</text:p>
          </table:table-cell>
          <table:table-cell table:formula="of:=[.C7]-[.H7]" office:value-type="float" office:value="1.559318907743" calcext:value-type="float">
            <text:p>1,559318907743</text:p>
          </table:table-cell>
          <table:table-cell table:formula="of:=[.H7]+[.C7]" office:value-type="float" office:value="1.559514932395" calcext:value-type="float">
            <text:p>1,559514932395</text:p>
          </table:table-cell>
        </table:table-row>
        <table:table-row table:style-name="ro1">
          <table:table-cell table:number-columns-repeated="7"/>
          <table:table-cell table:style-name="ce2"/>
          <table:table-cell table:number-columns-repeated="2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I(A)</text:p>
          </table:table-cell>
          <table:table-cell office:value-type="string" calcext:value-type="string">
            <text:p>m (kg)</text:p>
          </table:table-cell>
          <table:table-cell office:value-type="string" calcext:value-type="string">
            <text:p>F (N)</text:p>
          </table:table-cell>
          <table:table-cell office:value-type="string" calcext:value-type="string">
            <text:p>L (m)</text:p>
          </table:table-cell>
          <table:table-cell office:value-type="string" calcext:value-type="string">
            <text:p>Circuito</text:p>
          </table:table-cell>
          <table:table-cell table:number-columns-repeated="5"/>
        </table:table-row>
        <table:table-row table:style-name="ro1">
          <table:table-cell office:value-type="float" office:value="1.75" calcext:value-type="float">
            <text:p>1,75</text:p>
          </table:table-cell>
          <table:table-cell office:value-type="float" office:value="0.15964" calcext:value-type="float">
            <text:p>0,15964</text:p>
          </table:table-cell>
          <table:table-cell table:formula="of:=[.B12]*9.7996413" office:value-type="float" office:value="1.564414737132" calcext:value-type="float">
            <text:p>1,564414737132</text:p>
          </table:table-cell>
          <table:table-cell office:value-type="float" office:value="0.03" calcext:value-type="float">
            <text:p>0,03</text:p>
          </table:table-cell>
          <table:table-cell office:value-type="string" calcext:value-type="string">
            <text:p>SF38</text:p>
          </table:table-cell>
          <table:table-cell table:style-name="ce2"/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5956" calcext:value-type="float">
            <text:p>0,15956</text:p>
          </table:table-cell>
          <table:table-cell table:formula="of:=[.B13]*9.7996413" office:value-type="float" office:value="1.563630765828" calcext:value-type="float">
            <text:p>1,563630765828</text:p>
          </table:table-cell>
          <table:table-cell office:value-type="float" office:value="0.03" calcext:value-type="float">
            <text:p>0,03</text:p>
          </table:table-cell>
          <table:table-cell office:value-type="string" calcext:value-type="string">
            <text:p>SF38</text:p>
          </table:table-cell>
          <table:table-cell table:number-columns-repeated="5"/>
        </table:table-row>
        <table:table-row table:style-name="ro1">
          <table:table-cell office:value-type="float" office:value="2.25" calcext:value-type="float">
            <text:p>2,25</text:p>
          </table:table-cell>
          <table:table-cell office:value-type="float" office:value="0.15947" calcext:value-type="float">
            <text:p>0,15947</text:p>
          </table:table-cell>
          <table:table-cell table:formula="of:=[.B14]*9.7996413" office:value-type="float" office:value="1.562748798111" calcext:value-type="float">
            <text:p>1,562748798111</text:p>
          </table:table-cell>
          <table:table-cell office:value-type="float" office:value="0.03" calcext:value-type="float">
            <text:p>0,03</text:p>
          </table:table-cell>
          <table:table-cell office:value-type="string" calcext:value-type="string">
            <text:p>SF38</text:p>
          </table:table-cell>
          <table:table-cell/>
          <table:table-cell table:style-name="ce3"/>
          <table:table-cell table:number-columns-repeated="3"/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float" office:value="0.15936" calcext:value-type="float">
            <text:p>0,15936</text:p>
          </table:table-cell>
          <table:table-cell table:formula="of:=[.B15]*9.7996413" office:value-type="float" office:value="1.561670837568" calcext:value-type="float">
            <text:p>1,561670837568</text:p>
          </table:table-cell>
          <table:table-cell office:value-type="float" office:value="0.03" calcext:value-type="float">
            <text:p>0,03</text:p>
          </table:table-cell>
          <table:table-cell office:value-type="string" calcext:value-type="string">
            <text:p>SF38</text:p>
          </table:table-cell>
          <table:table-cell table:number-columns-repeated="5"/>
        </table:table-row>
        <table:table-row table:style-name="ro1">
          <table:table-cell office:value-type="float" office:value="2.75" calcext:value-type="float">
            <text:p>2,75</text:p>
          </table:table-cell>
          <table:table-cell office:value-type="float" office:value="0.15926" calcext:value-type="float">
            <text:p>0,15926</text:p>
          </table:table-cell>
          <table:table-cell table:formula="of:=[.B16]*9.7996413" office:value-type="float" office:value="1.560690873438" calcext:value-type="float">
            <text:p>1,560690873438</text:p>
          </table:table-cell>
          <table:table-cell office:value-type="float" office:value="0.03" calcext:value-type="float">
            <text:p>0,03</text:p>
          </table:table-cell>
          <table:table-cell office:value-type="string" calcext:value-type="string">
            <text:p>SF38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5914" calcext:value-type="float">
            <text:p>0,15914</text:p>
          </table:table-cell>
          <table:table-cell table:formula="of:=[.B17]*9.7996413" office:value-type="float" office:value="1.559514916482" calcext:value-type="float">
            <text:p>1,559514916482</text:p>
          </table:table-cell>
          <table:table-cell office:value-type="float" office:value="0.03" calcext:value-type="float">
            <text:p>0,03</text:p>
          </table:table-cell>
          <table:table-cell office:value-type="string" calcext:value-type="string">
            <text:p>SF38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Error masa</text:p>
          </table:table-cell>
          <table:table-cell office:value-type="string" calcext:value-type="string">
            <text:p>Error Gravedad</text:p>
          </table:table-cell>
          <table:table-cell table:number-columns-repeated="8"/>
        </table:table-row>
        <table:table-row table:style-name="ro1">
          <table:table-cell table:formula="of:=0.01*10^-3" office:value-type="float" office:value="0.00001" calcext:value-type="float">
            <text:p>0,00001</text:p>
          </table:table-cell>
          <table:table-cell office:value-type="float" office:value="0.0000001" calcext:value-type="float">
            <text:p>0,0000001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05">00/00/0000</text:date>, <text:time style:data-style-name="N2" text:time-value="15:25:04.122005701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1T18:56:36.118502203</meta:creation-date>
    <dc:date>2025-04-05T16:28:47.897894047</dc:date>
    <meta:editing-duration>PT1H29M33S</meta:editing-duration>
    <meta:editing-cycles>11</meta:editing-cycles>
    <meta:generator>LibreOffice/24.8.6.2$Linux_X86_64 LibreOffice_project/d50be90c1d90f0f90a5235ffcbbafbbfa38a83c2</meta:generator>
    <meta:document-statistic meta:table-count="1" meta:cell-count="109" meta:object-count="0"/>
  </office:meta>
</office:document-meta>
</file>